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886) translate (1.99974836977239cm 3.98400613031187cm)" svg:viewBox="0 0 8003 1045" draw:points="0,1045 2010,1045 2003,13 6038,0 6032,1032 8003,1006">
          <text:p/>
        </draw:polyline>
        <draw:polyline draw:style-name="gr1" draw:text-style-name="P1" draw:layer="layout" svg:width="8.07cm" svg:height="1.038cm" draw:transform="rotate (-0.0109955742875647) translate (2.0234195596274cm 1.95248221941882cm)" svg:viewBox="0 0 8071 1039" draw:points="0,1039 1990,1039 1979,27 2412,0 2412,1034 8004,973 8071,972">
          <text:p/>
        </draw:polyline>
        <draw:frame draw:style-name="gr2" draw:text-style-name="P2" draw:layer="layout" svg:width="1.95cm" svg:height="1.1cm" svg:x="1.323cm" svg:y="2.02cm">
          <draw:text-box>
            <text:p><text:span text:style-name="T1">o[t]</text:span></text:p>
          </draw:text-box>
        </draw:frame>
        <draw:frame draw:style-name="gr2" draw:text-style-name="P2" draw:layer="layout" svg:width="1.95cm" svg:height="1.1cm" svg:x="1.586cm" svg:y="3.932cm">
          <draw:text-box>
            <text:p><text:span text:style-name="T1">i[t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9T13:43:18.734127810</dc:date>
    <meta:editing-duration>PT18M51S</meta:editing-duration>
    <meta:editing-cycles>6</meta:editing-cycles>
    <meta:generator>LibreOffice/24.2.7.2$Linux_X86_64 LibreOffice_project/420$Build-2</meta:generator>
    <meta:document-statistic meta:object-count="4"/>
  </office:meta>
</office:document-meta>
</file>